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6.93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office:value-type="string" calcext:value-type="string">
            <text:p>ui.check_k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office:value-type="string" calcext:value-type="string">
            <text:p>fs.ask_select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sel</text:p>
          </table:table-cell>
          <table:table-cell office:value-type="string" calcext:value-type="string">
            <text:p>fs.ask_select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office:value-type="string" calcext:value-type="string">
            <text:p>https://www.lua.org/manual/5.4/manual.html#pdf-string.gs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fs.fi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not</text:p>
          </table:table-cell>
          <table:table-cell office:value-type="string" calcext:value-type="string">
            <text:p>fs.find_n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Use "end" for offset to append 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office:value-type="string" calcext:value-type="string">
            <text:p>fs.key_dum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office:value-type="string" calcext:value-type="string">
            <text:p>fs.cart_dum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16382" table:default-cell-style-name="ce3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office:value-type="string" calcext:value-type="string">
            <text:p>sys.emu_base</text:p>
          </table:table-cell>
          <table:table-cell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 office:value-type="string" calcext:value-type="string">
            <text:p>nil instead of “(null)” if it can’t be found</text:p>
          </table:table-cell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3:49:27.033977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3T01:02:53.969047025</dc:date>
    <meta:editing-cycles>24</meta:editing-cycles>
    <meta:editing-duration>PT7H47M29S</meta:editing-duration>
    <meta:document-statistic meta:table-count="3" meta:cell-count="165" meta:object-count="0"/>
  </office:meta>
</office:document-meta>
</file>